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F00000032F6B3571F919DB6263.png" manifest:media-type="image/png"/>
  <manifest:file-entry manifest:full-path="Pictures/100000010000039E00000189206029458A08A676.png" manifest:media-type="image/png"/>
  <manifest:file-entry manifest:full-path="Pictures/10000001000003300000026409AFC8EFE5687064.png" manifest:media-type="image/png"/>
  <manifest:file-entry manifest:full-path="Pictures/100000010000039C000004006F417B676B5D7276.png" manifest:media-type="image/png"/>
  <manifest:file-entry manifest:full-path="Pictures/100000000000019200000192274FC9EE76ABF851.jpg" manifest:media-type="image/jpeg"/>
  <manifest:file-entry manifest:full-path="Pictures/10000001000005AE0000025109DF1D72F18FE15C.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Content_20_1-notes">
      <style:graphic-properties draw:fill-color="#ffffff" draw:auto-grow-height="true" fo:min-height="13.364cm"/>
      <style:paragraph-properties style:writing-mode="lr-tb"/>
    </style:style>
    <style:style style:name="pr2" style:family="presentation" style:parent-style-name="Content_20_1-notes">
      <style:graphic-properties draw:fill-color="#ffffff" fo:min-height="13.364cm"/>
      <style:paragraph-properties style:writing-mode="lr-tb"/>
    </style:style>
    <style:style style:name="P1" style:family="paragraph">
      <loext:graphic-properties draw:fill="solid" draw:fill-color="#ced4da" draw:opacity="50%"/>
      <style:paragraph-properties fo:text-align="center"/>
    </style:style>
    <style:style style:name="P2" style:family="paragraph">
      <style:paragraph-properties fo:text-align="center"/>
    </style:style>
    <style:style style:name="P3" style:family="paragraph">
      <loext:graphic-properties draw:fill-color="#ffffff"/>
      <style:paragraph-properties style:writing-mode="lr-tb"/>
    </style:style>
    <style:style style:name="P4"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ntent_20_1">
        <office:forms form:automatic-focus="false" form:apply-design-mode="false"/>
        <draw:custom-shape draw:style-name="gr1" draw:text-style-name="P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2" draw:text-style-name="P2" draw:layer="layout" svg:width="25cm" svg:height="11.5cm" svg:x="1cm" svg:y="1.5cm">
          <draw:image xlink:href="Pictures/10000001000005AE0000025109DF1D72F18FE15C.png" xlink:type="simple" xlink:show="embed" xlink:actuate="onLoad" draw:mime-type="image/png">
            <text:p/>
          </draw:image>
        </draw:frame>
        <presentation:notes draw:style-name="dp2">
          <draw:page-thumbnail draw:style-name="gr3" draw:layer="layout" svg:width="0.001cm" svg:height="0.001cm" svg:x="0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2" draw:text-style-name="P2" draw:layer="layout" svg:width="19.478cm" svg:height="15.749cm" svg:x="4.26cm" svg:y="-0.033cm">
          <draw:image xlink:href="Pictures/10000001000003F00000032F6B3571F919DB6263.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2" draw:text-style-name="P2" draw:layer="layout" svg:width="14.211cm" svg:height="15.749cm" svg:x="6.893cm" svg:y="-0.033cm">
          <draw:image xlink:href="Pictures/100000010000039C000004006F417B676B5D7276.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2" draw:text-style-name="P2" draw:layer="layout" svg:width="24.499cm" svg:height="10.397cm" svg:x="1.749cm" svg:y="2.643cm">
          <draw:image xlink:href="Pictures/100000010000039E00000189206029458A08A676.png" xlink:type="simple" xlink:show="embed" xlink:actuate="onLoad" draw:mime-type="image/png">
            <text:p/>
          </draw:image>
        </draw:frame>
        <presentation:notes draw:style-name="dp2">
          <office:forms form:automatic-focus="false" form:apply-design-mode="false"/>
          <draw:page-thumbnail draw:style-name="gr3" draw:layer="layout" svg:width="0.001cm" svg:height="0.001cm" svg:x="0cm" svg:y="2.257cm" draw:page-number="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C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4-28T12:59:50.386324597</meta:creation-date>
    <meta:editing-duration>PT46S</meta:editing-duration>
    <meta:editing-cycles>2</meta:editing-cycles>
    <dc:date>2023-04-28T13:08:08.777821628</dc:date>
    <meta:document-statistic meta:object-count="258"/>
  </office:meta>
</office:document-meta>
</file>